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 style:list-style-name="L1">
      <style:paragraph-properties fo:padding="0.049cm" fo:border="0.002cm solid #e3e3e3"/>
    </style:style>
    <style:style style:name="P3" style:family="paragraph" style:parent-style-name="Text_20_body" style:list-style-name="L2">
      <style:paragraph-properties fo:padding="0.049cm" fo:border="0.002cm solid #e3e3e3"/>
    </style:style>
    <style:style style:name="P4" style:family="paragraph" style:parent-style-name="Text_20_body" style:list-style-name="L3">
      <style:paragraph-properties fo:padding="0.049cm" fo:border="0.002cm solid #e3e3e3"/>
    </style:style>
    <style:style style:name="P5" style:family="paragraph" style:parent-style-name="Text_20_body" style:list-style-name="L4">
      <style:paragraph-properties fo:padding="0.049cm" fo:border="0.002cm solid #e3e3e3"/>
    </style:style>
    <style:style style:name="P6" style:family="paragraph" style:parent-style-name="Text_20_body" style:list-style-name="L5">
      <style:paragraph-properties fo:padding="0.049cm" fo:border="0.002cm solid #e3e3e3"/>
    </style:style>
    <style:style style:name="P7" style:family="paragraph" style:parent-style-name="Text_20_body" style:list-style-name="L1">
      <style:paragraph-properties fo:margin-top="0cm" fo:margin-bottom="0cm" fo:padding="0.049cm" fo:border="0.002cm solid #e3e3e3"/>
    </style:style>
    <style:style style:name="P8" style:family="paragraph" style:parent-style-name="Text_20_body" style:list-style-name="L2">
      <style:paragraph-properties fo:margin-top="0cm" fo:margin-bottom="0cm" fo:padding="0.049cm" fo:border="0.002cm solid #e3e3e3"/>
    </style:style>
    <style:style style:name="P9" style:family="paragraph" style:parent-style-name="Text_20_body" style:list-style-name="L3">
      <style:paragraph-properties fo:margin-top="0cm" fo:margin-bottom="0cm" fo:padding="0.049cm" fo:border="0.002cm solid #e3e3e3"/>
    </style:style>
    <style:style style:name="P10" style:family="paragraph" style:parent-style-name="Text_20_body" style:list-style-name="L4">
      <style:paragraph-properties fo:margin-top="0cm" fo:margin-bottom="0cm" fo:padding="0.049cm" fo:border="0.002cm solid #e3e3e3"/>
    </style:style>
    <style:style style:name="P11" style:family="paragraph" style:parent-style-name="Text_20_body" style:list-style-name="L5">
      <style:paragraph-properties fo:margin-top="0cm" fo:margin-bottom="0cm" fo:padding="0.049cm" fo:border="0.002cm solid #e3e3e3"/>
    </style:style>
    <style:style style:name="P12" style:family="paragraph" style:parent-style-name="Preformatted_20_Text">
      <style:paragraph-properties fo:margin-top="0cm" fo:margin-bottom="0.499cm" fo:padding="0.049cm" fo:border="0.002cm solid #e3e3e3" style:writing-mode="lr-tb"/>
    </style:style>
    <style:style style:name="P13" style:family="paragraph" style:parent-style-name="Preformatted_20_Text">
      <style:paragraph-properties fo:padding="0.049cm" fo:border="0.002cm solid #e3e3e3"/>
    </style:style>
    <style:style style:name="P14" style:family="paragraph" style:parent-style-name="Preformatted_20_Text">
      <style:paragraph-properties fo:padding="0.049cm" fo:border="0.002cm solid #e3e3e3" style:writing-mode="lr-tb"/>
    </style:style>
    <style:style style:name="P15" style:family="paragraph" style:parent-style-name="Heading_20_4">
      <style:paragraph-properties fo:padding="0.049cm" fo:border="0.002cm solid #e3e3e3"/>
    </style:style>
    <style:style style:name="P16" style:family="paragraph" style:parent-style-name="Heading_20_3">
      <style:paragraph-properties fo:padding="0.049cm" fo:border="0.002cm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abordar tu solicitud de manera efectiva, primero crearemos un programa simple en Java sin un enfoque orientado a objetos (OO). Luego, refactorizaremos ese programa para implementar el patrón de diseño Composite, siguiendo un estilo similar al utilizado en el libro <text:span text:style-name="Emphasis">Refactoring to Patterns</text:span> de Joshua Kerievsky. Durante el proceso, destacaremos las ventajas del patrón Composite, las desventajas de no usar un enfoque OO, los principios SOLID violados, y compararemos con patrones de diseño similares.</text:p>
      <text:h text:style-name="P16" text:outline-level="3">Programa Inicial sin Enfoque Orientado a Objetos</text:h>
      <text:p text:style-name="P1">Considera un programa que gestiona un sistema de archivos, donde archivos y carpetas se tratan de manera muy básica sin usar clases:</text:p>
      <text:p text:style-name="P13">java</text:p>
      <text:p text:style-name="P13">Copy code</text:p>
      <text:p text:style-name="P14"><text:span text:style-name="Source_20_Text">public class FileSystem {</text:span></text:p>
      <text:p text:style-name="P14"><text:span text:style-name="Source_20_Text"><text:s text:c="4"/>public static void main(String[] args) {</text:span></text:p>
      <text:p text:style-name="P14"><text:span text:style-name="Source_20_Text"><text:s text:c="8"/>// Información sobre el sistema de archivos</text:span></text:p>
      <text:p text:style-name="P14"><text:span text:style-name="Source_20_Text"><text:s text:c="8"/>String[] entries = {"Archivo1.txt", "Carpeta1", "Archivo2.txt", "Carpeta2"};</text:span></text:p>
      <text:p text:style-name="P14"><text:span text:style-name="Source_20_Text"><text:s text:c="8"/>String[] entryTypes = {"archivo", "carpeta", "archivo", "carpeta"};</text:span></text:p>
      <text:p text:style-name="P14"/>
      <text:p text:style-name="P14"><text:span text:style-name="Source_20_Text"><text:s text:c="8"/>// Mostrar las entradas del sistema de archivos</text:span></text:p>
      <text:p text:style-name="P14"><text:span text:style-name="Source_20_Text"><text:s text:c="8"/>for (int i = 0; i &lt; entries.length; i++) {</text:span></text:p>
      <text:p text:style-name="P14"><text:span text:style-name="Source_20_Text"><text:s text:c="12"/>if (entryTypes[i].equals("archivo")) {</text:span></text:p>
      <text:p text:style-name="P14"><text:span text:style-name="Source_20_Text"><text:s text:c="16"/>System.out.println("Archivo: " + entries[i]);</text:span></text:p>
      <text:p text:style-name="P14"><text:span text:style-name="Source_20_Text"><text:s text:c="12"/>} else {</text:span></text:p>
      <text:p text:style-name="P14"><text:span text:style-name="Source_20_Text"><text:s text:c="16"/>System.out.println("Carpeta: " + entries[i]);</text:span></text:p>
      <text:p text:style-name="P14"><text:span text:style-name="Source_20_Text"><text:s text:c="12"/>}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5" text:outline-level="4">Desventajas de este Enfoque</text:h>
      <text:list xml:id="list1609953613149420686" text:style-name="L1">
        <text:list-item>
          <text:p text:style-name="P7"><text:span text:style-name="Strong_20_Emphasis">Falta de escalabilidad</text:span>: Agregar nuevas características como el tamaño del archivo o métodos específicos para cada tipo de entrada es difícil y requiere modificaciones extensivas.</text:p>
        </text:list-item>
        <text:list-item>
          <text:p text:style-name="P7"><text:span text:style-name="Strong_20_Emphasis">Alta Acoplamiento</text:span>: La lógica para archivos y carpetas está mezclada, lo que hace el código menos mantenible.</text:p>
        </text:list-item>
        <text:list-item>
          <text:p text:style-name="P7"><text:span text:style-name="Strong_20_Emphasis">Violaciones de SOLID</text:span>:</text:p>
          <text:list>
            <text:list-item>
              <text:p text:style-name="P7"><text:span text:style-name="Strong_20_Emphasis">Single Responsibility Principle (SRP)</text:span>: <text:span text:style-name="Source_20_Text">FileSystem</text:span> maneja tanto la representación de datos como la lógica de visualización.</text:p>
            </text:list-item>
            <text:list-item>
              <text:p text:style-name="P2"><text:span text:style-name="Strong_20_Emphasis">Open/Closed Principle (OCP)</text:span>: Para añadir nuevas funciones o tipos de entradas, debemos modificar el código existente.</text:p>
            </text:list-item>
          </text:list>
        </text:list-item>
      </text:list>
      <text:h text:style-name="P16" text:outline-level="3">Refactorización hacia el Patrón Composite</text:h>
      <text:h text:style-name="P15" text:outline-level="4">Motivación para Usar el Patrón Composite</text:h>
      <text:p text:style-name="P1">El patrón Composite es ideal cuando necesitas estructurar datos en una jerarquía de árbol, permitiendo tratar objetos individuales y composiciones de objetos de manera uniforme. Este patrón es especialmente útil en el manejo de sistemas de archivos donde archivos y carpetas pueden ser tratados <text:soft-page-break/>como 'Componentes' con operaciones comunes.</text:p>
      <text:h text:style-name="P15" text:outline-level="4">Implementación del Patrón Composite</text:h>
      <text:p text:style-name="P1">Definiremos una interfaz <text:span text:style-name="Source_20_Text">Component</text:span> y clases <text:span text:style-name="Source_20_Text">File</text:span> y <text:span text:style-name="Source_20_Text">Directory</text:span> que implementen esta interfaz. <text:span text:style-name="Source_20_Text">Directory</text:span> actuará como un contenedor que puede contener tanto archivos como otras carpetas.</text:p>
      <text:p text:style-name="P13">java</text:p>
      <text:p text:style-name="P13">Copy code</text:p>
      <text:p text:style-name="P14"><text:span text:style-name="Source_20_Text">import java.util.ArrayList;</text:span></text:p>
      <text:p text:style-name="P14"><text:span text:style-name="Source_20_Text">import java.util.List;</text:span></text:p>
      <text:p text:style-name="P14"/>
      <text:p text:style-name="P14"><text:span text:style-name="Source_20_Text">interface Component {</text:span></text:p>
      <text:p text:style-name="P14"><text:span text:style-name="Source_20_Text"><text:s text:c="4"/>void display();</text:span></text:p>
      <text:p text:style-name="P14"><text:span text:style-name="Source_20_Text">}</text:span></text:p>
      <text:p text:style-name="P14"/>
      <text:p text:style-name="P14"><text:span text:style-name="Source_20_Text">class File implements Component {</text:span></text:p>
      <text:p text:style-name="P14"><text:span text:style-name="Source_20_Text"><text:s text:c="4"/>private String name;</text:span></text:p>
      <text:p text:style-name="P14"/>
      <text:p text:style-name="P14"><text:span text:style-name="Source_20_Text"><text:s text:c="4"/>public File(String name) {</text:span></text:p>
      <text:p text:style-name="P14"><text:span text:style-name="Source_20_Text"><text:s text:c="8"/>this.name = name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void display() {</text:span></text:p>
      <text:p text:style-name="P14"><text:span text:style-name="Source_20_Text"><text:s text:c="8"/>System.out.println("Archivo: " + name);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14"/>
      <text:p text:style-name="P14"><text:span text:style-name="Source_20_Text">class Directory implements Component {</text:span></text:p>
      <text:p text:style-name="P14"><text:span text:style-name="Source_20_Text"><text:s text:c="4"/>private String name;</text:span></text:p>
      <text:p text:style-name="P14"><text:span text:style-name="Source_20_Text"><text:s text:c="4"/>private List&lt;Component&gt; children = new ArrayList&lt;&gt;();</text:span></text:p>
      <text:p text:style-name="P14"/>
      <text:p text:style-name="P14"><text:span text:style-name="Source_20_Text"><text:s text:c="4"/>public Directory(String name) {</text:span></text:p>
      <text:p text:style-name="P14"><text:span text:style-name="Source_20_Text"><text:s text:c="8"/>this.name = name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void add(Component component) {</text:span></text:p>
      <text:p text:style-name="P14"><text:span text:style-name="Source_20_Text"><text:s text:c="8"/>children.add(component)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void display() {</text:span></text:p>
      <text:p text:style-name="P14"><text:span text:style-name="Source_20_Text"><text:s text:c="8"/>System.out.println("Carpeta: " + name);</text:span></text:p>
      <text:p text:style-name="P14"><text:span text:style-name="Source_20_Text"><text:s text:c="8"/>for (Component child : children) {</text:span></text:p>
      <text:p text:style-name="P14"><text:span text:style-name="Source_20_Text"><text:s text:c="12"/>child.display();</text:span></text:p>
      <text:p text:style-name="P14"><text:span text:style-name="Source_20_Text"><text:s text:c="8"/>}</text:span></text:p>
      <text:p text:style-name="P14"><text:span text:style-name="Source_20_Text"><text:s text:c="4"/>}</text:span></text:p>
      <text:p text:style-name="P14"><text:span text:style-name="Source_20_Text">}</text:span></text:p>
      <text:p text:style-name="P14"/>
      <text:p text:style-name="P14"><text:span text:style-name="Source_20_Text">public class FileSystem {</text:span></text:p>
      <text:p text:style-name="P14"><text:span text:style-name="Source_20_Text"><text:s text:c="4"/>public static void main(String[] args) {</text:span></text:p>
      <text:p text:style-name="P14"><text:span text:style-name="Source_20_Text"><text:s text:c="8"/>Directory root = new Directory("Root");</text:span></text:p>
      <text:p text:style-name="P14"><text:span text:style-name="Source_20_Text"><text:s text:c="8"/>root.add(new File("Archivo1.txt"));</text:span></text:p>
      <text:p text:style-name="P14"><text:span text:style-name="Source_20_Text"><text:s text:c="8"/>Directory subDir = new Directory("Carpeta1");</text:span></text:p>
      <text:p text:style-name="P14"><text:span text:style-name="Source_20_Text"><text:s text:c="8"/>subDir.add(new File("Archivo2.txt"));</text:span></text:p>
      <text:p text:style-name="P14"><text:span text:style-name="Source_20_Text"><text:s text:c="8"/>root.add(subDir);</text:span></text:p>
      <text:p text:style-name="P14"/>
      <text:p text:style-name="P14"><text:span text:style-name="Source_20_Text"><text:s text:c="8"/>root.display();</text:span></text:p>
      <text:p text:style-name="P14"><text:span text:style-name="Source_20_Text"><text:s text:c="4"/>}</text:span></text:p>
      <text:p text:style-name="P12"><text:soft-page-break/><text:span text:style-name="Source_20_Text">}</text:span></text:p>
      <text:h text:style-name="P15" text:outline-level="4">Ventajas del Patrón Composite</text:h>
      <text:list xml:id="list2895081450397186481" text:style-name="L2">
        <text:list-item>
          <text:p text:style-name="P8"><text:span text:style-name="Strong_20_Emphasis">Uniformidad</text:span>: Trata archivos y carpetas uniformemente.</text:p>
        </text:list-item>
        <text:list-item>
          <text:p text:style-name="P8"><text:span text:style-name="Strong_20_Emphasis">Flexibilidad y Escalabilidad</text:span>: Fácil de añadir nuevas clases de componentes o funcionalidades sin cambiar código existente.</text:p>
        </text:list-item>
        <text:list-item>
          <text:p text:style-name="P8"><text:span text:style-name="Strong_20_Emphasis">Cumplimiento de SOLID</text:span>:</text:p>
          <text:list>
            <text:list-item>
              <text:p text:style-name="P8"><text:span text:style-name="Strong_20_Emphasis">SRP</text:span>: Cada clase tiene una sola responsabilidad.</text:p>
            </text:list-item>
            <text:list-item>
              <text:p text:style-name="P3"><text:span text:style-name="Strong_20_Emphasis">OCP</text:span>: El sistema puede extenderse sin modificar el código existente.</text:p>
            </text:list-item>
          </text:list>
        </text:list-item>
      </text:list>
      <text:h text:style-name="P16" text:outline-level="3">Patrones Similares y sus Diferencias</text:h>
      <text:list xml:id="list1541232459490910045" text:style-name="L3">
        <text:list-item>
          <text:p text:style-name="P9"><text:span text:style-name="Strong_20_Emphasis">Decorator</text:span>: Permite añadir dinámicamente responsabilidades a los objetos. Composite y Decorator pueden combinarse; por ejemplo, decorar un <text:span text:style-name="Source_20_Text">Component</text:span> para añadirle funcionalidades extra sin alterar la estructura del árbol.</text:p>
        </text:list-item>
        <text:list-item>
          <text:p text:style-name="P4"><text:span text:style-name="Strong_20_Emphasis">Flyweight</text:span>: Utilizado para compartir objetos en grandes cantidades para reducir el uso de la memoria, útil en árboles donde muchos objetos podrían compartir propiedades similares.</text:p>
        </text:list-item>
      </text:list>
      <text:p text:style-name="P1">Cada patrón tiene su lugar dependiendo de las necesidades específicas del diseño del software. El patrón Composite es especialmente útil para representar jerarquías de objetos de manera uniforme y eficiente, favoreciendo la escalabilidad y el mantenimiento del código.</text:p>
      <text:p text:style-name="Standard"/>
      <text:p text:style-name="Standard"/>
      <text:p text:style-name="P1"/>
      <text:p text:style-name="P1">********************************************************************************************************************************************************************************************************</text:p>
      <text:p text:style-name="P1">Para mejorar el ejemplo utilizando Spring Boot y aprovechar aún más las capacidades de inyección de dependencias y la auto-configuración, haremos algunos ajustes al código y a la estructura del proyecto para que sea más idiomático y conforme a las prácticas recomendadas de Spring Boot. Esto incluirá el uso de <text:span text:style-name="Source_20_Text">@Autowired</text:span> para inyectar dependencias de forma automática y el uso de <text:span text:style-name="Source_20_Text">@Service</text:span> o <text:span text:style-name="Source_20_Text">@Component</text:span> para marcar las clases como gestionadas por Spring.</text:p>
      <text:h text:style-name="P16" text:outline-level="3">Paso 1: Configuración de Spring Boot</text:h>
      <text:p text:style-name="P1">Vamos a asumir que tienes un proyecto Spring Boot configurado. Si no es así, puedes crear uno rápidamente con <text:a xlink:type="simple" xlink:href="https://start.spring.io/" office:target-frame-name="_new" xlink:show="replace" text:style-name="Internet_20_link" text:visited-style-name="Visited_20_Internet_20_Link">Spring Initializr</text:a> eligiendo las dependencias de Spring Web y Lombok para reducir el código repetitivo (por ejemplo, para los getters/setters).</text:p>
      <text:h text:style-name="P16" text:outline-level="3">Paso 2: Definición de la Estructura de Componentes</text:h>
      <text:p text:style-name="P1">Empezaremos definiendo las interfaces y clases para el patrón Composite. Usaremos <text:span text:style-name="Source_20_Text">@Component</text:span> para las clases <text:span text:style-name="Source_20_Text">File</text:span> y <text:span text:style-name="Source_20_Text">Directory</text:span> y mostraremos cómo se pueden inyectar usando Spring.</text:p>
      <text:h text:style-name="P15" text:outline-level="4"><text:soft-page-break/>Interfaz Component</text:h>
      <text:p text:style-name="P13">java</text:p>
      <text:p text:style-name="P13">Copy code</text:p>
      <text:p text:style-name="P14"><text:span text:style-name="Source_20_Text">public interface Component {</text:span></text:p>
      <text:p text:style-name="P14"><text:span text:style-name="Source_20_Text"><text:s text:c="4"/>void display();</text:span></text:p>
      <text:p text:style-name="P12"><text:span text:style-name="Source_20_Text">}</text:span></text:p>
      <text:h text:style-name="P15" text:outline-level="4">Clase File</text:h>
      <text:p text:style-name="P13">java</text:p>
      <text:p text:style-name="P13">Copy code</text:p>
      <text:p text:style-name="P14"><text:span text:style-name="Source_20_Text">import org.springframework.stereotype.Component;</text:span></text:p>
      <text:p text:style-name="P14"/>
      <text:p text:style-name="P14"><text:span text:style-name="Source_20_Text">@Component</text:span></text:p>
      <text:p text:style-name="P14"><text:span text:style-name="Source_20_Text">public class File implements Component {</text:span></text:p>
      <text:p text:style-name="P14"><text:span text:style-name="Source_20_Text"><text:s text:c="4"/>private String name;</text:span></text:p>
      <text:p text:style-name="P14"/>
      <text:p text:style-name="P14"><text:span text:style-name="Source_20_Text"><text:s text:c="4"/>// Constructor para inyección de dependencia</text:span></text:p>
      <text:p text:style-name="P14"><text:span text:style-name="Source_20_Text"><text:s text:c="4"/>public File(String name) {</text:span></text:p>
      <text:p text:style-name="P14"><text:span text:style-name="Source_20_Text"><text:s text:c="8"/>this.name = name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@Override</text:span></text:p>
      <text:p text:style-name="P14"><text:span text:style-name="Source_20_Text"><text:s text:c="4"/>public void display() {</text:span></text:p>
      <text:p text:style-name="P14"><text:span text:style-name="Source_20_Text"><text:s text:c="8"/>System.out.println("Archivo: " + name)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5" text:outline-level="4">Clase Directory</text:h>
      <text:p text:style-name="P13">java</text:p>
      <text:p text:style-name="P13">Copy code</text:p>
      <text:p text:style-name="P14"><text:span text:style-name="Source_20_Text">import org.springframework.stereotype.Component;</text:span></text:p>
      <text:p text:style-name="P14"><text:span text:style-name="Source_20_Text">import java.util.ArrayList;</text:span></text:p>
      <text:p text:style-name="P14"><text:span text:style-name="Source_20_Text">import java.util.List;</text:span></text:p>
      <text:p text:style-name="P14"/>
      <text:p text:style-name="P14"><text:span text:style-name="Source_20_Text">@Component</text:span></text:p>
      <text:p text:style-name="P14"><text:span text:style-name="Source_20_Text">public class Directory implements Component {</text:span></text:p>
      <text:p text:style-name="P14"><text:span text:style-name="Source_20_Text"><text:s text:c="4"/>private String name;</text:span></text:p>
      <text:p text:style-name="P14"><text:span text:style-name="Source_20_Text"><text:s text:c="4"/>private List&lt;Component&gt; children = new ArrayList&lt;&gt;();</text:span></text:p>
      <text:p text:style-name="P14"/>
      <text:p text:style-name="P14"><text:span text:style-name="Source_20_Text"><text:s text:c="4"/>// Constructor para inyección de dependencia</text:span></text:p>
      <text:p text:style-name="P14"><text:span text:style-name="Source_20_Text"><text:s text:c="4"/>public Directory(String name) {</text:span></text:p>
      <text:p text:style-name="P14"><text:span text:style-name="Source_20_Text"><text:s text:c="8"/>this.name = name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void add(Component component) {</text:span></text:p>
      <text:p text:style-name="P14"><text:span text:style-name="Source_20_Text"><text:s text:c="8"/>children.add(component)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@Override</text:span></text:p>
      <text:p text:style-name="P14"><text:span text:style-name="Source_20_Text"><text:s text:c="4"/>public void display() {</text:span></text:p>
      <text:p text:style-name="P14"><text:span text:style-name="Source_20_Text"><text:s text:c="8"/>System.out.println("Carpeta: " + name);</text:span></text:p>
      <text:p text:style-name="P14"><text:span text:style-name="Source_20_Text"><text:s text:c="8"/>for (Component child : children) {</text:span></text:p>
      <text:p text:style-name="P14"><text:span text:style-name="Source_20_Text"><text:s text:c="12"/>child.display();</text:span></text:p>
      <text:p text:style-name="P14"><text:span text:style-name="Source_20_Text"><text:s text:c="8"/>}</text:span></text:p>
      <text:p text:style-name="P14"><text:soft-page-break/><text:span text:style-name="Source_20_Text"><text:s text:c="4"/>}</text:span></text:p>
      <text:p text:style-name="P12"><text:span text:style-name="Source_20_Text">}</text:span></text:p>
      <text:h text:style-name="P16" text:outline-level="3">Paso 3: Configuración de Spring</text:h>
      <text:p text:style-name="P1">Usaremos una clase de configuración para definir cómo se deben ensamblar nuestras instancias. Aquí, las instancias de <text:span text:style-name="Source_20_Text">File</text:span> y <text:span text:style-name="Source_20_Text">Directory</text:span> se crearán y se inyectarán utilizando <text:span text:style-name="Source_20_Text">@Bean</text:span>.</text:p>
      <text:p text:style-name="P13">java</text:p>
      <text:p text:style-name="P13">Copy code</text:p>
      <text:p text:style-name="P14"><text:span text:style-name="Source_20_Text">import org.springframework.context.annotation.Bean;</text:span></text:p>
      <text:p text:style-name="P14"><text:span text:style-name="Source_20_Text">import org.springframework.context.annotation.Configuration;</text:span></text:p>
      <text:p text:style-name="P14"/>
      <text:p text:style-name="P14"><text:span text:style-name="Source_20_Text">@Configuration</text:span></text:p>
      <text:p text:style-name="P14"><text:span text:style-name="Source_20_Text">public class FileSystemConfiguration {</text:span></text:p>
      <text:p text:style-name="P14"/>
      <text:p text:style-name="P14"><text:span text:style-name="Source_20_Text"><text:s text:c="4"/>@Bean</text:span></text:p>
      <text:p text:style-name="P14"><text:span text:style-name="Source_20_Text"><text:s text:c="4"/>public File file1() {</text:span></text:p>
      <text:p text:style-name="P14"><text:span text:style-name="Source_20_Text"><text:s text:c="8"/>return new File("Archivo1.txt")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@Bean</text:span></text:p>
      <text:p text:style-name="P14"><text:span text:style-name="Source_20_Text"><text:s text:c="4"/>public File file2() {</text:span></text:p>
      <text:p text:style-name="P14"><text:span text:style-name="Source_20_Text"><text:s text:c="8"/>return new File("Archivo2.txt")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@Bean</text:span></text:p>
      <text:p text:style-name="P14"><text:span text:style-name="Source_20_Text"><text:s text:c="4"/>public Directory root(Directory subDirectory, File file1) {</text:span></text:p>
      <text:p text:style-name="P14"><text:span text:style-name="Source_20_Text"><text:s text:c="8"/>Directory root = new Directory("Root");</text:span></text:p>
      <text:p text:style-name="P14"><text:span text:style-name="Source_20_Text"><text:s text:c="8"/>root.add(file1);</text:span></text:p>
      <text:p text:style-name="P14"><text:span text:style-name="Source_20_Text"><text:s text:c="8"/>root.add(subDirectory);</text:span></text:p>
      <text:p text:style-name="P14"><text:span text:style-name="Source_20_Text"><text:s text:c="8"/>return root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@Bean</text:span></text:p>
      <text:p text:style-name="P14"><text:span text:style-name="Source_20_Text"><text:s text:c="4"/>public Directory subDirectory(File file2) {</text:span></text:p>
      <text:p text:style-name="P14"><text:span text:style-name="Source_20_Text"><text:s text:c="8"/>Directory subDir = new Directory("Carpeta1");</text:span></text:p>
      <text:p text:style-name="P14"><text:span text:style-name="Source_20_Text"><text:s text:c="8"/>subDir.add(file2);</text:span></text:p>
      <text:p text:style-name="P14"><text:span text:style-name="Source_20_Text"><text:s text:c="8"/>return subDir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6" text:outline-level="3">Paso 4: Main Application Class usando Spring Boot</text:h>
      <text:p text:style-name="P1">La clase principal ahora usará Spring Boot, y accederemos a nuestro bean <text:span text:style-name="Source_20_Text">root</text:span> para mostrar la estructura del sistema de archivos.</text:p>
      <text:p text:style-name="P13">java</text:p>
      <text:p text:style-name="P13">Copy code</text:p>
      <text:p text:style-name="P14"><text:span text:style-name="Source_20_Text">import org.springframework.boot.SpringApplication;</text:span></text:p>
      <text:p text:style-name="P14"><text:span text:style-name="Source_20_Text">import org.springframework.boot.autoconfigure.SpringBootApplication;</text:span></text:p>
      <text:p text:style-name="P14"><text:span text:style-name="Source_20_Text">import org.springframework.context.ApplicationContext;</text:span></text:p>
      <text:p text:style-name="P14"/>
      <text:p text:style-name="P14"><text:span text:style-name="Source_20_Text">@SpringBootApplication</text:span></text:p>
      <text:p text:style-name="P14"><text:span text:style-name="Source_20_Text">public class FileSystemApplication {</text:span></text:p>
      <text:p text:style-name="P14"/>
      <text:p text:style-name="P14"><text:soft-page-break/><text:span text:style-name="Source_20_Text"><text:s text:c="4"/>public static void main(String[] args) {</text:span></text:p>
      <text:p text:style-name="P14"><text:span text:style-name="Source_20_Text"><text:s text:c="8"/>ApplicationContext context = SpringApplication.run(FileSystemApplication.class, args);</text:span></text:p>
      <text:p text:style-name="P14"><text:span text:style-name="Source_20_Text"><text:s text:c="8"/>Component root = context.getBean("root", Directory.class);</text:span></text:p>
      <text:p text:style-name="P14"><text:span text:style-name="Source_20_Text"><text:s text:c="8"/>root.display()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6" text:outline-level="3">Ventajas de este enfoque en Spring Boot</text:h>
      <text:list xml:id="list6193557993994258212" text:style-name="L4">
        <text:list-item>
          <text:p text:style-name="P10"><text:span text:style-name="Strong_20_Emphasis">Automatización</text:span>: Spring Boot configura automáticamente muchas tareas, como la inicialización del contexto de Spring y la configuración de beans, lo que reduce la cantidad de código de configuración necesario.</text:p>
        </text:list-item>
        <text:list-item>
          <text:p text:style-name="P10"><text:span text:style-name="Strong_20_Emphasis">Flexibilidad</text:span>: Las dependencias se inyectan automáticamente, lo que facilita la modificación y extensión de la estructura del sistema de archivos sin modificar el código existente.</text:p>
        </text:list-item>
        <text:list-item>
          <text:p text:style-name="P5"><text:span text:style-name="Strong_20_Emphasis">Facilidad de uso</text:span>: Spring Boot facilita la ejecución y el despliegue de aplicaciones, haciendo que sea fácil probar y desplegar el proyecto.</text:p>
        </text:list-item>
      </text:list>
      <text:p text:style-name="P1">Usando Spring Boot, podemos ver cómo el manejo y la configuración del patrón Composite se simplifican, permitiendo un diseño limpio y mantenible del sistema de archivos.</text:p>
      <text:p text:style-name="Standard"/>
      <text:p text:style-name="Standard"/>
      <text:p text:style-name="P1">***************************************************************************************************************************************************************************************************************************</text:p>
      <text:p text:style-name="P1">Para aplicar programación funcional al ejemplo del patrón Composite en Java, utilizaremos características de Java 8 como expresiones lambda, interfaces funcionales, y Streams. Esta refactorización aprovechará los conceptos de inmutabilidad, composición de funciones, y operaciones sobre colecciones de manera declarativa.</text:p>
      <text:h text:style-name="P16" text:outline-level="3">Paso 1: Redefinición de las Clases Utilizando Inmutabilidad</text:h>
      <text:p text:style-name="P1">En la programación funcional, la inmutabilidad es un aspecto clave. Modificaremos las clases <text:span text:style-name="Source_20_Text">File</text:span> y <text:span text:style-name="Source_20_Text">Directory</text:span> para que sean inmutables, es decir, una vez creadas, su estado no puede cambiar.</text:p>
      <text:h text:style-name="P15" text:outline-level="4">Clase File</text:h>
      <text:p text:style-name="P13">java</text:p>
      <text:p text:style-name="P13">Copy code</text:p>
      <text:p text:style-name="P14"><text:span text:style-name="Source_20_Text">public class File implements Component {</text:span></text:p>
      <text:p text:style-name="P14"><text:span text:style-name="Source_20_Text"><text:s text:c="4"/>private final String name;</text:span></text:p>
      <text:p text:style-name="P14"/>
      <text:p text:style-name="P14"><text:span text:style-name="Source_20_Text"><text:s text:c="4"/>public File(String name) {</text:span></text:p>
      <text:p text:style-name="P14"><text:span text:style-name="Source_20_Text"><text:s text:c="8"/>this.name = name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@Override</text:span></text:p>
      <text:p text:style-name="P14"><text:span text:style-name="Source_20_Text"><text:s text:c="4"/>public void display() {</text:span></text:p>
      <text:p text:style-name="P14"><text:span text:style-name="Source_20_Text"><text:s text:c="8"/>System.out.println("Archivo: " + name);</text:span></text:p>
      <text:p text:style-name="P14"><text:span text:style-name="Source_20_Text"><text:s text:c="4"/>}</text:span></text:p>
      <text:p text:style-name="P14"/>
      <text:p text:style-name="P14"><text:soft-page-break/><text:span text:style-name="Source_20_Text"><text:s text:c="4"/>public String getName() {</text:span></text:p>
      <text:p text:style-name="P14"><text:span text:style-name="Source_20_Text"><text:s text:c="8"/>return name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5" text:outline-level="4">Clase Directory</text:h>
      <text:p text:style-name="P13">java</text:p>
      <text:p text:style-name="P13">Copy code</text:p>
      <text:p text:style-name="P14"><text:span text:style-name="Source_20_Text">import java.util.Collections;</text:span></text:p>
      <text:p text:style-name="P14"><text:span text:style-name="Source_20_Text">import java.util.List;</text:span></text:p>
      <text:p text:style-name="P14"><text:span text:style-name="Source_20_Text">import java.util.stream.Collectors;</text:span></text:p>
      <text:p text:style-name="P14"/>
      <text:p text:style-name="P14"><text:span text:style-name="Source_20_Text">public class Directory implements Component {</text:span></text:p>
      <text:p text:style-name="P14"><text:span text:style-name="Source_20_Text"><text:s text:c="4"/>private final String name;</text:span></text:p>
      <text:p text:style-name="P14"><text:span text:style-name="Source_20_Text"><text:s text:c="4"/>private final List&lt;Component&gt; children;</text:span></text:p>
      <text:p text:style-name="P14"/>
      <text:p text:style-name="P14"><text:span text:style-name="Source_20_Text"><text:s text:c="4"/>public Directory(String name, List&lt;Component&gt; children) {</text:span></text:p>
      <text:p text:style-name="P14"><text:span text:style-name="Source_20_Text"><text:s text:c="8"/>this.name = name;</text:span></text:p>
      <text:p text:style-name="P14"><text:span text:style-name="Source_20_Text"><text:s text:c="8"/>this.children = Collections.unmodifiableList(children)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void display() {</text:span></text:p>
      <text:p text:style-name="P14"><text:span text:style-name="Source_20_Text"><text:s text:c="8"/>System.out.println("Carpeta: " + name);</text:span></text:p>
      <text:p text:style-name="P14"><text:span text:style-name="Source_20_Text"><text:s text:c="8"/>children.forEach(Component::display)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String getName() {</text:span></text:p>
      <text:p text:style-name="P14"><text:span text:style-name="Source_20_Text"><text:s text:c="8"/>return name;</text:span></text:p>
      <text:p text:style-name="P14"><text:span text:style-name="Source_20_Text"><text:s text:c="4"/>}</text:span></text:p>
      <text:p text:style-name="P14"/>
      <text:p text:style-name="P14"><text:span text:style-name="Source_20_Text"><text:s text:c="4"/>public List&lt;Component&gt; getChildren() {</text:span></text:p>
      <text:p text:style-name="P14"><text:span text:style-name="Source_20_Text"><text:s text:c="8"/>return children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6" text:outline-level="3">Paso 2: Uso de Streams y Expresiones Lambda</text:h>
      <text:p text:style-name="P1">En lugar de manejar la adición de componentes con un método <text:span text:style-name="Source_20_Text">add</text:span>, que mutaría el estado del <text:span text:style-name="Source_20_Text">Directory</text:span>, podemos usar un constructor que tome una lista de componentes. Utilizaremos <text:span text:style-name="Source_20_Text">Streams</text:span> para crear estas listas de forma funcional.</text:p>
      <text:h text:style-name="P15" text:outline-level="4">Configuración Funcional</text:h>
      <text:p text:style-name="P1">Aquí, configuramos la estructura del sistema de archivos usando Streams y expresiones lambda para crear instancias de <text:span text:style-name="Source_20_Text">File</text:span> y <text:span text:style-name="Source_20_Text">Directory</text:span> de forma declarativa.</text:p>
      <text:p text:style-name="P13">java</text:p>
      <text:p text:style-name="P13">Copy code</text:p>
      <text:p text:style-name="P14"><text:span text:style-name="Source_20_Text">import java.util.Arrays;</text:span></text:p>
      <text:p text:style-name="P14"/>
      <text:p text:style-name="P14"><text:span text:style-name="Source_20_Text">public class FileSystemSetup {</text:span></text:p>
      <text:p text:style-name="P14"/>
      <text:p text:style-name="P14"><text:span text:style-name="Source_20_Text"><text:s text:c="4"/>public static Component createFileSystem() {</text:span></text:p>
      <text:p text:style-name="P14"><text:span text:style-name="Source_20_Text"><text:s text:c="8"/>File file1 = new File("Archivo1.txt");</text:span></text:p>
      <text:p text:style-name="P14"><text:soft-page-break/><text:span text:style-name="Source_20_Text"><text:s text:c="8"/>File file2 = new File("Archivo2.txt");</text:span></text:p>
      <text:p text:style-name="P14"/>
      <text:p text:style-name="P14"><text:span text:style-name="Source_20_Text"><text:s text:c="8"/>Directory subDirectory = new Directory("Carpeta1", Arrays.asList(file2));</text:span></text:p>
      <text:p text:style-name="P14"><text:span text:style-name="Source_20_Text"><text:s text:c="8"/>Directory root = new Directory("Root", Arrays.asList(file1, subDirectory));</text:span></text:p>
      <text:p text:style-name="P14"/>
      <text:p text:style-name="P14"><text:span text:style-name="Source_20_Text"><text:s text:c="8"/>return root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6" text:outline-level="3">Paso 3: Main Application con Enfoque Funcional</text:h>
      <text:p text:style-name="P1">La clase principal puede ahora simplemente crear el sistema de archivos y mostrarlo, usando una llamada funcional para construir la estructura y otra para mostrarla.</text:p>
      <text:p text:style-name="P13">java</text:p>
      <text:p text:style-name="P13">Copy code</text:p>
      <text:p text:style-name="P14"><text:span text:style-name="Source_20_Text">public class FileSystemApplication {</text:span></text:p>
      <text:p text:style-name="P14"/>
      <text:p text:style-name="P14"><text:span text:style-name="Source_20_Text"><text:s text:c="4"/>public static void main(String[] args) {</text:span></text:p>
      <text:p text:style-name="P14"><text:span text:style-name="Source_20_Text"><text:s text:c="8"/>Component root = FileSystemSetup.createFileSystem();</text:span></text:p>
      <text:p text:style-name="P14"><text:span text:style-name="Source_20_Text"><text:s text:c="8"/>root.display();</text:span></text:p>
      <text:p text:style-name="P14"><text:span text:style-name="Source_20_Text"><text:s text:c="4"/>}</text:span></text:p>
      <text:p text:style-name="P12"><text:span text:style-name="Source_20_Text">}</text:span></text:p>
      <text:h text:style-name="P16" text:outline-level="3">Ventajas de la Programación Funcional en Este Contexto</text:h>
      <text:list xml:id="list5798912916216418161" text:style-name="L5">
        <text:list-item>
          <text:p text:style-name="P11"><text:span text:style-name="Strong_20_Emphasis">Inmutabilidad</text:span>: Reduce los efectos secundarios y mejora la seguridad en entornos concurrentes.</text:p>
        </text:list-item>
        <text:list-item>
          <text:p text:style-name="P11"><text:span text:style-name="Strong_20_Emphasis">Declaratividad</text:span>: El código es más expresivo y más cercano a una descripción del "qué" sobre el "cómo".</text:p>
        </text:list-item>
        <text:list-item>
          <text:p text:style-name="P11"><text:span text:style-name="Strong_20_Emphasis">Composición de funciones</text:span>: Mejora la reutilización y testing del código.</text:p>
        </text:list-item>
        <text:list-item>
          <text:p text:style-name="P6"><text:span text:style-name="Strong_20_Emphasis">Paralelización</text:span>: Java Streams puede ser ejecutado en paralelo fácilmente para mejorar el rendimiento en operaciones que requieran procesar grandes cantidades de datos.</text:p>
        </text:list-item>
      </text:list>
      <text:p text:style-name="P1">Utilizando estas técnicas, el sistema de archivos se construye y manipula de manera más declarativa y segura, alineado con los principios de la programación funcional. Esto resulta en un código más limpio, fácil de entender y de manten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13T13:12:36.59</meta:creation-date>
    <dc:date>2024-05-13T13:42:32.16</dc:date>
    <meta:editing-duration>PT29M55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8" meta:paragraph-count="262" meta:word-count="1613" meta:character-count="12819"/>
  </office:meta>
</office:document-meta>
</file>